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sertion selection merge quic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7:43:50.358135673</meta:creation-date>
    <dc:date>2023-11-08T17:44:46.305935959</dc:date>
    <meta:editing-duration>PT58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3.7.2$Linux_X86_64 LibreOffice_project/30$Build-2</meta:generator>
  </office:meta>
</office:document-meta>
</file>